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200102"/>
    </style:style>
    <style:style style:name="P5" style:family="paragraph" style:parent-style-name="Text_20_body">
      <style:text-properties fo:font-size="15pt" officeooo:paragraph-rsid="00200102" style:font-size-asian="15pt" style:font-size-complex="15pt"/>
    </style:style>
    <style:style style:name="P6" style:family="paragraph" style:parent-style-name="Text_20_body" style:list-style-name="L3">
      <style:text-properties fo:font-size="15pt" officeooo:rsid="00200102" officeooo:paragraph-rsid="00200102" style:font-size-asian="15pt" style:font-size-complex="15pt"/>
    </style:style>
    <style:style style:name="P7" style:family="paragraph" style:parent-style-name="Text_20_body">
      <style:text-properties fo:font-size="15pt" officeooo:rsid="00200102" officeooo:paragraph-rsid="00200102" style:font-size-asian="15pt" style:font-size-complex="15pt"/>
    </style:style>
    <style:style style:name="P8" style:family="paragraph" style:parent-style-name="Text_20_body" style:list-style-name="L4">
      <style:text-properties fo:font-size="15pt" officeooo:rsid="00200102" officeooo:paragraph-rsid="00200102" style:font-size-asian="15pt" style:font-size-complex="15pt"/>
    </style:style>
    <style:style style:name="P9" style:family="paragraph" style:parent-style-name="Text_20_body" style:list-style-name="L3">
      <style:text-properties officeooo:paragraph-rsid="00200102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200102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00102" style:font-size-asian="15pt" style:font-size-complex="15pt"/>
    </style:style>
    <style:style style:name="T5" style:family="text">
      <style:text-properties officeooo:rsid="00200102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ght Fare Prediction</text:p>
      <text:p text:style-name="P2"/>
      <text:list xml:id="list3811757988" text:style-name="L1">
        <text:list-item>
          <text:p text:style-name="P3"><text:span text:style-name="T1">The flight ticket price in India is based on demand and supply model with few restrictions on pricing from regulatory bodies. It is often perceived as unpredictable and , recent dynamic pricing scheme added to the confusion. The objective is to create a machine learning model for predicting the flight price, based on historical data, which can be used for reference price for customers as well as airline service providers.</text:span></text:p>
          <text:p text:style-name="P3"><text:span text:style-name="T1"/></text:p>
        </text:list-item>
        <text:list-item>
          <text:p text:style-name="P4"><text:span text:style-name="T1">FEATURES: </text:span></text:p>
          <text:list>
            <text:list-header>
              <text:p text:style-name="P4"><text:span text:style-name="T2"><text:s text:c="4"/>1. <text:s/></text:span><text:span text:style-name="T1">Airline: The name of the airline.</text:span></text:p>
              <text:list>
                <text:list-header>
                  <text:p text:style-name="P4"><text:span text:style-name="T2">2. </text:span><text:span text:style-name="T3">Date_of_Journey: The date of the journey</text:span></text:p>
                </text:list-header>
              </text:list>
            </text:list-header>
          </text:list>
        </text:list-item>
      </text:list>
      <text:p text:style-name="P5"><text:span text:style-name="T5"><text:tab/><text:tab/>3. </text:span>Source: The source from which the service begins.</text:p>
      <text:p text:style-name="P5"><text:span text:style-name="T5"><text:tab/><text:tab/>4.</text:span>Destination: The destination where the service ends.</text:p>
      <text:p text:style-name="P5"><text:span text:style-name="T5"><text:tab/><text:tab/>5. </text:span>Route: The route taken by the flight to reach the destination.</text:p>
      <text:p text:style-name="P5"><text:span text:style-name="T5"><text:tab/><text:tab/>6. <text:s/></text:span>Dep_Time: The time when the journey starts from the source.</text:p>
      <text:p text:style-name="P5"><text:span text:style-name="T5"><text:tab/><text:tab/>7. </text:span>Arrival_Time: Time of arrival at the destination.</text:p>
      <text:p text:style-name="P5"><text:span text:style-name="T5"><text:tab/><text:tab/>8.</text:span>Duration: Total duration of the flight.</text:p>
      <text:p text:style-name="P5"><text:span text:style-name="T5"><text:tab/><text:tab/>9. </text:span>Total_Stops: Total stops between the source and destination.</text:p>
      <text:p text:style-name="P5"><text:span text:style-name="T5"><text:tab/><text:tab/>10.</text:span>Additional_Info: Additional information about the flight</text:p>
      <text:p text:style-name="P5"><text:span text:style-name="T5"><text:tab/><text:tab/>11. </text:span>Price: The price of the ticket</text:p>
      <text:p text:style-name="P5"/>
      <text:list xml:id="list483738887" text:style-name="L3">
        <text:list-item>
          <text:p text:style-name="P9"><text:span text:style-name="T4">Algorithms Tried</text:span></text:p>
          <text:list>
            <text:list-item>
              <text:list>
                <text:list-item>
                  <text:list>
                    <text:list-item>
                      <text:p text:style-name="P6">Linear Regression</text:p>
                    </text:list-item>
                    <text:list-item>
                      <text:p text:style-name="P6">Ridge &amp; Lasso Regression</text:p>
                    </text:list-item>
                    <text:list-item>
                      <text:p text:style-name="P6">Random Forest</text:p>
                    </text:list-item>
                    <text:list-item>
                      <text:p text:style-name="P6">KNN regression</text:p>
                    </text:list-item>
                    <text:list-item>
                      <text:p text:style-name="P6">Decision Tree Regression</text:p>
                    </text:list-item>
                  </text:list>
                </text:list-item>
              </text:list>
            </text:list-item>
          </text:list>
        </text:list-item>
      </text:list>
      <text:list xml:id="list4185570675" text:style-name="L4">
        <text:list-item>
          <text:p text:style-name="P8"><text:span text:style-name="T6">output</text:span> : -</text:p>
        </text:list-item>
      </text:list>
      <text:p text:style-name="P7"><text:tab/>Random forest gives the maximum accuracy to the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0:45:40.889249218</meta:creation-date>
    <dc:date>2021-02-03T01:16:24.656831237</dc:date>
    <meta:editing-duration>PT23S</meta:editing-duration>
    <meta:editing-cycles>1</meta:editing-cycles>
    <meta:document-statistic meta:table-count="0" meta:image-count="0" meta:object-count="0" meta:page-count="1" meta:paragraph-count="23" meta:word-count="202" meta:character-count="1226" meta:non-whitespace-character-count="1032"/>
    <meta:generator>LibreOffice/6.0.7.3$Linux_X86_64 LibreOffice_project/00m0$Build-3</meta:generator>
  </office:meta>
</office:document-meta>
</file>